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ca6" officeooo:paragraph-rsid="001f5ca6"/>
    </style:style>
    <style:style style:name="P2" style:family="paragraph" style:parent-style-name="Standard">
      <style:paragraph-properties fo:text-align="justify" style:justify-single-word="false"/>
      <style:text-properties officeooo:rsid="001f5ca6" officeooo:paragraph-rsid="001f5ca6"/>
    </style:style>
    <style:style style:name="P3" style:family="paragraph" style:parent-style-name="Standard">
      <style:paragraph-properties fo:text-align="justify" style:justify-single-word="false"/>
      <style:text-properties fo:color="#800000" officeooo:rsid="001f5ca6" officeooo:paragraph-rsid="001f5ca6"/>
    </style:style>
    <style:style style:name="P4" style:family="paragraph" style:parent-style-name="Standard">
      <style:paragraph-properties fo:text-align="justify" style:justify-single-word="false"/>
      <style:text-properties style:use-window-font-color="true" officeooo:rsid="001f5ca6" officeooo:paragraph-rsid="001f5ca6"/>
    </style:style>
    <style:style style:name="P5" style:family="paragraph" style:parent-style-name="Standard">
      <style:paragraph-properties fo:text-align="justify" style:justify-single-word="false"/>
      <style:text-properties fo:color="#7e0021" officeooo:rsid="001f5ca6" officeooo:paragraph-rsid="001f5ca6"/>
    </style:style>
    <style:style style:name="P6" style:family="paragraph" style:parent-style-name="Standard">
      <style:paragraph-properties fo:text-align="justify" style:justify-single-word="false"/>
      <style:text-properties officeooo:rsid="001fe921" officeooo:paragraph-rsid="001fe921"/>
    </style:style>
    <style:style style:name="P7" style:family="paragraph" style:parent-style-name="Standard">
      <style:paragraph-properties fo:text-align="justify" style:justify-single-word="false"/>
      <style:text-properties fo:color="#00cc33" officeooo:rsid="001fe921" officeooo:paragraph-rsid="001fe921"/>
    </style:style>
    <style:style style:name="P8" style:family="paragraph" style:parent-style-name="Standard">
      <style:paragraph-properties fo:text-align="justify" style:justify-single-word="false"/>
      <style:text-properties fo:color="#00cc33" officeooo:rsid="0022cb66" officeooo:paragraph-rsid="0022cb66"/>
    </style:style>
    <style:style style:name="P9" style:family="paragraph" style:parent-style-name="Standard">
      <style:paragraph-properties fo:text-align="justify" style:justify-single-word="false"/>
      <style:text-properties officeooo:rsid="0022cb66" officeooo:paragraph-rsid="0022cb66"/>
    </style:style>
    <style:style style:name="P10" style:family="paragraph" style:parent-style-name="Standard">
      <style:paragraph-properties fo:text-align="justify" style:justify-single-word="false"/>
      <style:text-properties fo:color="#ff6600" officeooo:rsid="001fe921" officeooo:paragraph-rsid="0022cb66"/>
    </style:style>
    <style:style style:name="P11" style:family="paragraph" style:parent-style-name="Standard">
      <style:paragraph-properties fo:text-align="justify" style:justify-single-word="false"/>
      <style:text-properties officeooo:rsid="001f5ca6" officeooo:paragraph-rsid="0027cabe"/>
    </style:style>
    <style:style style:name="P12" style:family="paragraph" style:parent-style-name="Standard">
      <style:paragraph-properties fo:text-align="justify" style:justify-single-word="false"/>
      <style:text-properties officeooo:rsid="0027cabe" officeooo:paragraph-rsid="0027cabe"/>
    </style:style>
    <style:style style:name="P13" style:family="paragraph" style:parent-style-name="Standard">
      <style:paragraph-properties fo:text-align="justify" style:justify-single-word="false"/>
      <style:text-properties fo:color="#800000" officeooo:rsid="001f5ca6" officeooo:paragraph-rsid="001f5ca6"/>
    </style:style>
    <style:style style:name="P14" style:family="paragraph" style:parent-style-name="Standard">
      <style:paragraph-properties fo:text-align="justify" style:justify-single-word="false"/>
      <style:text-properties style:use-window-font-color="true" officeooo:rsid="0027cabe" officeooo:paragraph-rsid="0027cabe"/>
    </style:style>
    <style:style style:name="P15" style:family="paragraph" style:parent-style-name="Standard">
      <style:paragraph-properties fo:text-align="justify" style:justify-single-word="false"/>
      <style:text-properties fo:color="#7e0021" officeooo:rsid="0027cabe" officeooo:paragraph-rsid="0027cabe"/>
    </style:style>
    <style:style style:name="P16" style:family="paragraph" style:parent-style-name="Standard">
      <style:paragraph-properties fo:text-align="justify" style:justify-single-word="false"/>
      <style:text-properties officeooo:rsid="001fe921" officeooo:paragraph-rsid="001fe921"/>
    </style:style>
    <style:style style:name="T1" style:family="text">
      <style:text-properties fo:color="#800000"/>
    </style:style>
    <style:style style:name="T2" style:family="text">
      <style:text-properties fo:color="#800000" officeooo:rsid="0027cabe"/>
    </style:style>
    <style:style style:name="T3" style:family="text">
      <style:text-properties style:use-window-font-color="true"/>
    </style:style>
    <style:style style:name="T4" style:family="text">
      <style:text-properties officeooo:rsid="001fe921"/>
    </style:style>
    <style:style style:name="T5" style:family="text">
      <style:text-properties officeooo:rsid="0025ea8c"/>
    </style:style>
    <style:style style:name="T6" style:family="text">
      <style:text-properties officeooo:rsid="00299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l proyecto Cursos</text:p>
      <text:p text:style-name="P1"/>
      <text:p text:style-name="P2">El proyecto cursos està desarrollado con php y mysql y se usarà el modelo vista controlador.</text:p>
      <text:p text:style-name="P2"/>
      <text:p text:style-name="P2">Contiene las siguientes carpetas:</text:p>
      <text:p text:style-name="P2"/>
      <text:p text:style-name="P12">1) css</text:p>
      <text:p text:style-name="P12">2) mvc</text:p>
      <text:p text:style-name="P2">5) Archivo index.php</text:p>
      <text:p text:style-name="P2"/>
      <text:p text:style-name="P2">Explicacion:</text:p>
      <text:p text:style-name="P2"/>
      <text:p text:style-name="P2">1) Archivo index.php</text:p>
      <text:p text:style-name="P2"/>
      <text:p text:style-name="P2">Es el archivo arranque de un proyecto web, cada vez que un servidor lee un index.php se direcciona a este para arrancar.</text:p>
      <text:p text:style-name="P2"/>
      <text:p text:style-name="P3">&lt;?php</text:p>
      <text:p text:style-name="P11"><text:tab/><text:span text:style-name="T2">include_once("src/GeneralBundle/controller/ControllerGeneral.php");</text:span></text:p>
      <text:p text:style-name="P2"><text:tab/>Aqui estamos llamando el controlador (que es una clase) donde tiene la orden para leer la <text:s text:c="3"/>vista del login</text:p>
      <text:p text:style-name="P2"><text:tab/><text:span text:style-name="T1">$controller = new Controller();</text:span></text:p>
      <text:p text:style-name="P2"><text:tab/>Aqui creamos una instancia controller.</text:p>
      <text:p text:style-name="P2"><text:tab/><text:span text:style-name="T1">$controller-&gt;indexPrincipal();</text:span></text:p>
      <text:p text:style-name="P2"><text:tab/>Aqui le decimos que ejecute la funcion indexPrincipal del controller ControllerGeneral.php</text:p>
      <text:p text:style-name="P3">?&gt;</text:p>
      <text:p text:style-name="P3"/>
      <text:p text:style-name="P14">2) mvc</text:p>
      <text:p text:style-name="P14">Es la carpeta donde se guardan los bundles, que contienen los controladores, los modelos y las vistas de cada bundle que se vaya desarrollando.</text:p>
      <text:p text:style-name="P14"/>
      <text:p text:style-name="P14">GeneralBundle</text:p>
      <text:p text:style-name="P14"/>
      <text:p text:style-name="P14">Es el Bundle que contiene los modelos generales de la aplicaciòn, como ser el login del sistema.</text:p>
      <text:p text:style-name="P14"/>
      <text:p text:style-name="P4">Controller</text:p>
      <text:p text:style-name="P4"/>
      <text:p text:style-name="P4">Esta carpeta contiene la carpeta general que contiene el archivo ControllerGeneral.php</text:p>
      <text:p text:style-name="P4"/>
      <text:p text:style-name="P4">&lt;?php</text:p>
      <text:p text:style-name="P5"/>
      <text:p text:style-name="P15">include_once("mvc/GeneralBundle/model/ModelGeneral.php");</text:p>
      <text:p text:style-name="P4">Aqui estamos llamando el modelo (que tambien es una clase) que es necesario para el funcionamiento del controller</text:p>
      <text:p text:style-name="P5">class Controller {</text:p>
      <text:p text:style-name="P5"><text:tab/>public $model;</text:p>
      <text:p text:style-name="P4"><text:tab/>lo hacemos publico</text:p>
      <text:p text:style-name="P5"><text:tab/>public function __construct()</text:p>
      <text:p text:style-name="P5"><text:tab/>{</text:p>
      <text:p text:style-name="P5"><text:tab/><text:tab/>$this-&gt;model = new ModelGeneral();</text:p>
      <text:p text:style-name="P4"><text:tab/><text:tab/>Hacemos un constructor para el modelo</text:p>
      <text:p text:style-name="P5"><text:tab/>}</text:p>
      <text:p text:style-name="P5"><text:soft-page-break/></text:p>
      <text:p text:style-name="P5"><text:tab/>public function indexPrincipal()</text:p>
      <text:p text:style-name="P5"><text:tab/>{</text:p>
      <text:p text:style-name="P5"/>
      <text:p text:style-name="P15"><text:tab/> <text:s/><text:tab/>include 'mvc/GeneralBundle/view/indexView.php';</text:p>
      <text:p text:style-name="P5"><text:tab/><text:tab/><text:span text:style-name="T3">Aqui estamos llamando la vista que es necesaria para la salida de lo que se necesita <text:s text:c="4"/><text:tab/>(una pantalla con html) un mensaje, etc</text:span></text:p>
      <text:p text:style-name="P5"><text:tab/>}<text:tab/></text:p>
      <text:p text:style-name="P5">}</text:p>
      <text:p text:style-name="P5">?&gt;</text:p>
      <text:p text:style-name="P5"/>
      <text:p text:style-name="P4">Model</text:p>
      <text:p text:style-name="P4"/>
      <text:p text:style-name="P4"><text:span text:style-name="T6">Esta carpeta c</text:span>ontiene las funciones necesarias para saber que tablas y campos utilizarà el controller.</text:p>
      <text:p text:style-name="P4"/>
      <text:p text:style-name="P5">&lt;?php</text:p>
      <text:p text:style-name="P5">class ModelGeneral </text:p>
      <text:p text:style-name="P5">{</text:p>
      <text:p text:style-name="P5"><text:tab/>private $tableNameUsers = <text:s/>'usuarios';</text:p>
      <text:p text:style-name="P4"><text:tab/>Variable que almacena el nombre de la tabla</text:p>
      <text:p text:style-name="P5">}</text:p>
      <text:p text:style-name="P5">?&gt;</text:p>
      <text:p text:style-name="P2"/>
      <text:p text:style-name="P6">Vista</text:p>
      <text:p text:style-name="P6"/>
      <text:p text:style-name="P6">Contiene una carpeta que contiene un archivo que se llama indexView.php que es la salida html de la pantalla de la funciòn del controller.</text:p>
      <text:p text:style-name="P6">En este caso es la pantalla login y como podemos ver, es un html.</text:p>
      <text:p text:style-name="P6">Esta siendo llamado desde el controller, en la funcion indexPrincipal.</text:p>
      <text:p text:style-name="P6"/>
      <text:p text:style-name="P7">&lt;!DOCTYPE html&gt;</text:p>
      <text:p text:style-name="P7">&lt;html&gt;</text:p>
      <text:p text:style-name="P7"><text:s text:c="4"/>&lt;head&gt;</text:p>
      <text:p text:style-name="P7"><text:tab/><text:tab/>&lt;meta charset="UTF-8"&gt;</text:p>
      <text:p text:style-name="P7"><text:s text:c="8"/>&lt;title&gt;Cursos&lt;/title&gt;</text:p>
      <text:p text:style-name="P7"><text:s text:c="8"/>&lt;link type="text/css" rel="stylesheet" href="css/<text:span text:style-name="T6">general</text:span>.css" /&gt; <text:s/></text:p>
      <text:p text:style-name="P7"><text:tab/>&lt;/head&gt;</text:p>
      <text:p text:style-name="P7"><text:s text:c="4"/>&lt;body&gt;</text:p>
      <text:p text:style-name="P7"><text:s text:c="4"/>&lt;div style="margin-top: 60px;text-align: center;"&gt;</text:p>
      <text:p text:style-name="P7"><text:s text:c="8"/>&lt;h1&gt;Cursos&lt;/h1&gt;</text:p>
      <text:p text:style-name="P7"><text:s text:c="4"/>&lt;/div&gt; <text:tab/> <text:s/></text:p>
      <text:p text:style-name="P7"><text:s text:c="4"/></text:p>
      <text:p text:style-name="P7"><text:s text:c="4"/>&lt;div id='login'&gt;</text:p>
      <text:p text:style-name="P7"><text:s text:c="16"/>&lt;h1&gt;Inicio de sesión &lt;/h1&gt;</text:p>
      <text:p text:style-name="P7"><text:s text:c="16"/>&lt;form method='POST' <text:s/>id="loginusr" action=""&gt;</text:p>
      <text:p text:style-name="P7"><text:s text:c="20"/></text:p>
      <text:p text:style-name="P7"><text:s text:c="20"/>&lt;table&gt;</text:p>
      <text:p text:style-name="P7"><text:s text:c="24"/>&lt;tr&gt;&lt;td&gt;&lt;label for="username"&gt;Nombre de usuario:&lt;/td&gt;</text:p>
      <text:p text:style-name="P7"><text:s text:c="28"/>&lt;td&gt;&lt;input id="username" name="username" type="text" &gt;&lt;/tr&gt;&lt;tr&gt;</text:p>
      <text:p text:style-name="P7"><text:s text:c="28"/>&lt;td&gt;</text:p>
      <text:p text:style-name="P7"><text:s text:c="32"/>&lt;label for="password"&gt; Contraseña:</text:p>
      <text:p text:style-name="P7"><text:s text:c="28"/>&lt;/td&gt;</text:p>
      <text:p text:style-name="P7"><text:soft-page-break/><text:s text:c="28"/>&lt;td&gt;&lt;input type="password" id="password" name="password"&gt;</text:p>
      <text:p text:style-name="P7"><text:s text:c="28"/>&lt;/td&gt;</text:p>
      <text:p text:style-name="P7"><text:s text:c="24"/>&lt;/tr&gt;</text:p>
      <text:p text:style-name="P7"><text:s text:c="24"/>&lt;tr&gt;</text:p>
      <text:p text:style-name="P7"><text:s text:c="28"/>&lt;td&gt;&lt;/td&gt;</text:p>
      <text:p text:style-name="P7"><text:s text:c="28"/>&lt;td &gt;&lt;input type="submit" value="Iniciar sesión" id="entrar"&gt;&lt;/td&gt;</text:p>
      <text:p text:style-name="P7"><text:s text:c="24"/>&lt;/tr&gt;&lt;tr&gt;</text:p>
      <text:p text:style-name="P7"><text:s text:c="24"/>&lt;/tr&gt;</text:p>
      <text:p text:style-name="P7"><text:s text:c="20"/>&lt;/table&gt;</text:p>
      <text:p text:style-name="P7"><text:s text:c="16"/>&lt;/form&gt;</text:p>
      <text:p text:style-name="P7"><text:s text:c="12"/>&lt;/div&gt;</text:p>
      <text:p text:style-name="P7"><text:s text:c="4"/>&lt;/body&gt;</text:p>
      <text:p text:style-name="P7">&lt;/html&gt;</text:p>
      <text:p text:style-name="P2"/>
      <text:p text:style-name="P9"><text:span text:style-name="T5">5) </text:span>Carpeta css</text:p>
      <text:p text:style-name="P9"/>
      <text:p text:style-name="P9">Contiene el la hoja de estilo principal.css que sirve para maquetar el html de indexView.php</text:p>
      <text:p text:style-name="P9">Està siendo llamado desde indexView.php</text:p>
      <text:p text:style-name="P10">&lt;link type="text/css" rel="stylesheet" href="css/principal.css" /&gt; <text:s/></text:p>
      <text:p text:style-name="P8"/>
      <text:p text:style-name="P8">body {margin:20px; font:100.1%/1.1; font-family: Verdana, Arial, Helvetica, sans-serif; background-color:#eee; }</text:p>
      <text:p text:style-name="P8">h1 {font: Tahoma, Arial;color:#0B3861; font-size: 2em;}</text:p>
      <text:p text:style-name="P8"/>
      <text:p text:style-name="P8">h3 {color:#eee; </text:p>
      <text:p text:style-name="P8"><text:tab/>font-family: <text:s/>Tahoma, Arial; </text:p>
      <text:p text:style-name="P8"><text:tab/>font-size: 1.3em; </text:p>
      <text:p text:style-name="P8"><text:tab/>font-weight: bold; </text:p>
      <text:p text:style-name="P8"><text:tab/>letter-spacing:3px; </text:p>
      <text:p text:style-name="P8"><text:tab/>text-transform: lowercase; </text:p>
      <text:p text:style-name="P8"><text:tab/> background-color:#487085; </text:p>
      <text:p text:style-name="P8"><text:tab/>border:1px solid #487085; </text:p>
      <text:p text:style-name="P8"><text:tab/>line-height: 1.5em; </text:p>
      <text:p text:style-name="P8"><text:s text:c="8"/>text-align: center;</text:p>
      <text:p text:style-name="P8"><text:tab/>margin:0;}</text:p>
      <text:p text:style-name="P8">h4 {background-color:#0B3861; color:#fff; font-size: 1.1em; margin:0; line-height:1.6em; text-align:center;}</text:p>
      <text:p text:style-name="P8">img.vinculo {border:1px solid #EEE; width:155px; height:100px;}</text:p>
      <text:p text:style-name="P8">span{display:inline-block;}</text:p>
      <text:p text:style-name="P8">a {text-decoration: none; }</text:p>
      <text:p text:style-name="P8">a:link,</text:p>
      <text:p text:style-name="P8">a:visited {color:#1F3140;}</text:p>
      <text:p text:style-name="P8">a:hover {color:#DC143C;}</text:p>
      <text:p text:style-name="P8"/>
      <text:p text:style-name="P8">#login{</text:p>
      <text:p text:style-name="P8"/>
      <text:p text:style-name="P8"><text:tab/>position: absolute;top: 50%;left: 50%;width: 600px;height: 200px;margin-top: -200px;</text:p>
      <text:p text:style-name="P8"><text:tab/>margin-left: -300px;border: 1px solid #0B3861;</text:p>
      <text:p text:style-name="P8">}</text:p>
      <text:p text:style-name="P8"><text:tab/>#login h1{background-color:#0B3861; color:#fff; font-size: 1.2em; margin:0; line-height:2em; text-align:center;}</text:p>
      <text:p text:style-name="P8"><text:tab/>#login table{width: 100%;text-align:left;}</text:p>
      <text:p text:style-name="P8"><text:soft-page-break/><text:tab/>#login td{width: 40%; padding-left:2em; line-height:3em;}</text:p>
      <text:p text:style-name="P8"><text:tab/>#login input[type=text], #login input[type=email], #login input[type=password]</text:p>
      <text:p text:style-name="P8"><text:tab/>{width: 85%; height:2em;border:1px solid #0B3861;background-color:white;}</text:p>
      <text:p text:style-name="P8"><text:tab/>#login input[type=button], #login input[type=submit]{width: 40%; height:2.5em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0:38:19.939777216</meta:creation-date>
    <dc:date>2015-08-05T22:23:33.207859935</dc:date>
    <meta:editing-duration>PT31M31S</meta:editing-duration>
    <meta:editing-cycles>8</meta:editing-cycles>
    <meta:generator>LibreOffice/4.3.7.2$Linux_X86_64 LibreOffice_project/430$Build-2</meta:generator>
    <meta:document-statistic meta:table-count="0" meta:image-count="0" meta:object-count="0" meta:page-count="4" meta:paragraph-count="123" meta:word-count="516" meta:character-count="4813" meta:non-whitespace-character-count="3813"/>
  </office:meta>
</office:document-meta>
</file>